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81in"/>
    </style:style>
    <style:style style:name="co2" style:family="table-column">
      <style:table-column-properties fo:break-before="auto" style:column-width="1.3591in"/>
    </style:style>
    <style:style style:name="co3" style:family="table-column">
      <style:table-column-properties fo:break-before="auto" style:column-width="1.548in"/>
    </style:style>
    <style:style style:name="co4" style:family="table-column">
      <style:table-column-properties fo:break-before="auto" style:column-width="1.4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Optimized for Annual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Optimized for Winter</text:p>
          </table:table-cell>
          <table:covered-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nnual Production</text:p>
          </table:table-cell>
          <table:table-cell office:value-type="string" calcext:value-type="string">
            <text:p>Winter Production</text:p>
          </table:table-cell>
          <table:table-cell office:value-type="string" calcext:value-type="string">
            <text:p>Annual Production</text:p>
          </table:table-cell>
          <table:table-cell office:value-type="string" calcext:value-type="string">
            <text:p>Winter Production</text:p>
          </table:table-cell>
          <table:table-cell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GWh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office:value-type="string" calcext:value-type="string">
            <text:p>Standing Water</text:p>
          </table:table-cell>
          <table:table-cell/>
          <table:table-cell table:style-name="ce2" office:value-type="string" calcext:value-type="string" table:number-columns-spanned="4" table:number-rows-spanned="7">
            <text:p>Calculate the Sum of GWh total per land use, taking GCR and efficiency into account.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Artificial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Natural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Agricultural Areas</text:p>
          </table:table-cell>
          <table:table-cell/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Regular Farmland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Summer Grazing Land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National Roads</text:p>
          </table:table-cell>
          <table:table-cell/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Sonnenenland</text:p>
          </table:table-cell>
          <table:table-cell/>
          <table:table-cell office:value-type="string" calcext:value-type="string">
            <text:p>Sum of all values from the Sonnenland dataset Point data, convert from Kwh to GWh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i Resor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s (mayb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alanche Defence (maybe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Optimized for Annual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Optimized for Winter</text:p>
          </table:table-cell>
          <table:covered-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nnual Production</text:p>
          </table:table-cell>
          <table:table-cell office:value-type="string" calcext:value-type="string">
            <text:p>Winter Production</text:p>
          </table:table-cell>
          <table:table-cell office:value-type="string" calcext:value-type="string">
            <text:p>Annual Production</text:p>
          </table:table-cell>
          <table:table-cell office:value-type="string" calcext:value-type="string">
            <text:p>Winter Production</text:p>
          </table:table-cell>
          <table:table-cell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Kwh/m2</text:p>
          </table:table-cell>
          <table:table-cell/>
        </table:table-row>
        <table:table-row table:style-name="ro1">
          <table:table-cell office:value-type="string" calcext:value-type="string">
            <text:p>Standing Water</text:p>
          </table:table-cell>
          <table:table-cell/>
          <table:table-cell table:style-name="ce2" office:value-type="string" calcext:value-type="string" table:number-columns-spanned="4" table:number-rows-spanned="7">
            <text:p>Calculate the Mean Kwh per m2 per land use, taking GCR and efficiency into account.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Artificial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Natural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Agricultural Areas</text:p>
          </table:table-cell>
          <table:table-cell/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Regular Farmland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Summer Grazing Land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National Roads</text:p>
          </table:table-cell>
          <table:table-cell/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Sonnenenland</text:p>
          </table:table-cell>
          <table:table-cell/>
          <table:table-cell office:value-type="string" calcext:value-type="string">
            <text:p>Sum of all values from the Sonnenland dataset Point data then sum all the areas and div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i Resor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s (mayb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alanche Defence (maybe)</text:p>
          </table:table-cell>
          <table:table-cell table:number-columns-repeated="6"/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8:37:47.662408627</meta:creation-date>
    <dc:date>2023-05-09T19:42:08.307121780</dc:date>
    <meta:editing-duration>PT3M19S</meta:editing-duration>
    <meta:editing-cycles>1</meta:editing-cycles>
    <meta:generator>LibreOffice/7.3.7.2$Linux_X86_64 LibreOffice_project/30$Build-2</meta:generator>
    <meta:document-statistic meta:table-count="1" meta:cell-count="47" meta:object-count="0"/>
  </office:meta>
</office:document-meta>
</file>